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fo:font-weight="bold" officeooo:rsid="00150077" officeooo:paragraph-rsid="00150077" style:font-weight-asian="bold" style:font-weight-complex="bold"/>
    </style:style>
    <style:style style:name="P2" style:family="paragraph" style:parent-style-name="Preformatted_20_Text">
      <style:paragraph-properties fo:text-align="justify" style:justify-single-word="false"/>
      <style:text-properties fo:font-weight="bold" officeooo:rsid="001e4af0" officeooo:paragraph-rsid="001e4af0" style:font-weight-asian="bold" style:font-weight-complex="bold"/>
    </style:style>
    <style:style style:name="P3" style:family="paragraph" style:parent-style-name="Preformatted_20_Text">
      <style:paragraph-properties fo:text-align="justify" style:justify-single-word="false"/>
      <style:text-properties fo:font-weight="bold" officeooo:rsid="001e4af0" officeooo:paragraph-rsid="00213d3b" style:font-weight-asian="bold" style:font-weight-complex="bold"/>
    </style:style>
    <style:style style:name="P4" style:family="paragraph" style:parent-style-name="Preformatted_20_Text">
      <style:paragraph-properties fo:text-align="justify" style:justify-single-word="false"/>
      <style:text-properties fo:font-weight="bold" officeooo:rsid="00258137" officeooo:paragraph-rsid="00258137" style:font-weight-asian="bold" style:font-weight-complex="bold"/>
    </style:style>
    <style:style style:name="P5" style:family="paragraph" style:parent-style-name="Preformatted_20_Text">
      <style:paragraph-properties fo:text-align="justify" style:justify-single-word="false"/>
      <style:text-properties fo:font-weight="bold" officeooo:rsid="0026bd8d" officeooo:paragraph-rsid="0026bd8d" style:font-weight-asian="bold" style:font-weight-complex="bold"/>
    </style:style>
    <style:style style:name="P6" style:family="paragraph" style:parent-style-name="Preformatted_20_Text">
      <style:paragraph-properties fo:text-align="justify" style:justify-single-word="false"/>
      <style:text-properties fo:font-weight="normal" officeooo:rsid="00150077" officeooo:paragraph-rsid="00150077" style:font-weight-asian="normal" style:font-weight-complex="normal"/>
    </style:style>
    <style:style style:name="P7" style:family="paragraph" style:parent-style-name="Preformatted_20_Text">
      <style:paragraph-properties fo:text-align="justify" style:justify-single-word="false"/>
      <style:text-properties fo:font-weight="normal" officeooo:rsid="0017432c" officeooo:paragraph-rsid="0018c5a3" style:font-weight-asian="normal" style:font-weight-complex="normal"/>
    </style:style>
    <style:style style:name="P8" style:family="paragraph" style:parent-style-name="Preformatted_20_Text">
      <style:paragraph-properties fo:text-align="justify" style:justify-single-word="false"/>
      <style:text-properties fo:font-weight="normal" officeooo:rsid="001b66bb" officeooo:paragraph-rsid="001b66bb" style:font-weight-asian="normal" style:font-weight-complex="normal"/>
    </style:style>
    <style:style style:name="P9" style:family="paragraph" style:parent-style-name="Preformatted_20_Text">
      <style:paragraph-properties fo:text-align="justify" style:justify-single-word="false"/>
      <style:text-properties fo:font-weight="normal" officeooo:rsid="001e4af0" officeooo:paragraph-rsid="001e4af0" style:font-weight-asian="normal" style:font-weight-complex="normal"/>
    </style:style>
    <style:style style:name="P10" style:family="paragraph" style:parent-style-name="Preformatted_20_Text">
      <style:paragraph-properties fo:text-align="justify" style:justify-single-word="false"/>
      <style:text-properties fo:font-weight="normal" officeooo:rsid="00213d3b" officeooo:paragraph-rsid="00213d3b" style:font-weight-asian="normal" style:font-weight-complex="normal"/>
    </style:style>
    <style:style style:name="P11" style:family="paragraph" style:parent-style-name="Preformatted_20_Text">
      <style:paragraph-properties fo:text-align="justify" style:justify-single-word="false"/>
      <style:text-properties fo:font-weight="normal" officeooo:rsid="002acb48" officeooo:paragraph-rsid="002acb48" style:font-weight-asian="normal" style:font-weight-complex="normal"/>
    </style:style>
    <style:style style:name="P12" style:family="paragraph" style:parent-style-name="Preformatted_20_Text">
      <style:paragraph-properties fo:text-align="justify" style:justify-single-word="false"/>
      <style:text-properties officeooo:paragraph-rsid="00213d3b"/>
    </style:style>
    <style:style style:name="P13" style:family="paragraph" style:parent-style-name="Preformatted_20_Text" style:list-style-name="L1">
      <style:paragraph-properties fo:text-align="justify" style:justify-single-word="false"/>
      <style:text-properties fo:font-weight="bold" officeooo:rsid="00258137" officeooo:paragraph-rsid="00258137" style:font-weight-asian="bold" style:font-weight-complex="bold"/>
    </style:style>
    <style:style style:name="P14" style:family="paragraph" style:parent-style-name="Preformatted_20_Text" style:list-style-name="L2">
      <style:paragraph-properties fo:text-align="justify" style:justify-single-word="false"/>
      <style:text-properties fo:font-weight="bold" officeooo:rsid="00258137" officeooo:paragraph-rsid="00258137" style:font-weight-asian="bold" style:font-weight-complex="bold"/>
    </style:style>
    <style:style style:name="T1" style:family="text">
      <style:text-properties officeooo:rsid="0018c5a3"/>
    </style:style>
    <style:style style:name="T2" style:family="text">
      <style:text-properties officeooo:rsid="001bb884"/>
    </style:style>
    <style:style style:name="T3" style:family="text">
      <style:text-properties officeooo:rsid="001c552a"/>
    </style:style>
    <style:style style:name="T4" style:family="text">
      <style:text-properties officeooo:rsid="001e8f13"/>
    </style:style>
    <style:style style:name="T5" style:family="text">
      <style:text-properties officeooo:rsid="00213d3b"/>
    </style:style>
    <style:style style:name="T6" style:family="text">
      <style:text-properties fo:font-style="italic" style:font-style-asian="italic" style:font-style-complex="italic"/>
    </style:style>
    <style:style style:name="T7" style:family="text">
      <style:text-properties fo:font-style="italic" fo:font-weight="normal" officeooo:rsid="00213d3b" style:font-style-asian="italic" style:font-weight-asian="normal" style:font-style-complex="italic" style:font-weight-complex="normal"/>
    </style:style>
    <style:style style:name="T8" style:family="text">
      <style:text-properties officeooo:rsid="0022c632"/>
    </style:style>
    <style:style style:name="T9" style:family="text">
      <style:text-properties fo:font-weight="normal" officeooo:rsid="00213d3b" style:font-weight-asian="normal" style:font-weight-complex="normal"/>
    </style:style>
    <style:style style:name="T10" style:family="text">
      <style:text-properties fo:font-weight="normal" officeooo:rsid="0028f73b" style:font-weight-asian="normal" style:font-weight-complex="normal"/>
    </style:style>
    <style:style style:name="T11" style:family="text">
      <style:text-properties style:text-position="super 58%"/>
    </style:style>
    <style:style style:name="T12" style:family="text">
      <style:text-properties officeooo:rsid="00273191"/>
    </style:style>
    <style:style style:name="T13" style:family="text">
      <style:text-properties officeooo:rsid="002b44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rgeted conferences:</text:p>
      <text:list xml:id="list783575051552738784" text:style-name="L1">
        <text:list-item>
          <text:p text:style-name="P13">IPDPS: October 22</text:p>
        </text:list-item>
        <text:list-item>
          <text:p text:style-name="P13">DSN: December 4</text:p>
        </text:list-item>
        <text:list-item>
          <text:p text:style-name="P13">ICDCS: December 12</text:p>
        </text:list-item>
      </text:list>
      <text:p text:style-name="P1"/>
      <text:p text:style-name="P4">Timeline: </text:p>
      <text:list xml:id="list4547652811823222206" text:style-name="L2">
        <text:list-item>
          <text:p text:style-name="P14">Internship: October 15 – April 15 or November 1 – May 1</text:p>
        </text:list-item>
        <text:list-item>
          <text:p text:style-name="P14">3<text:span text:style-name="T11">rd</text:span> contribution: May 1 – July 1</text:p>
        </text:list-item>
        <text:list-item>
          <text:p text:style-name="P14">Thesis: July 1 – December 1</text:p>
        </text:list-item>
      </text:list>
      <text:p text:style-name="P1"/>
      <text:p text:style-name="P5">Story, <text:span text:style-name="T12">outline</text:span> and experiments of the second paper</text:p>
      <text:p text:style-name="P5">...</text:p>
      <text:p text:style-name="P1"/>
      <text:p text:style-name="P1">What about topology-aware neighbor selection (TANS)?</text:p>
      <text:p text:style-name="P6">So far we use only proximity routing, however TANS might be also possible. </text:p>
      <text:p text:style-name="P7">All we need is another parameter which defines the neighborhood of IID from which long links can be probed. For example: say node 10 has for one of its entries IID 250. We define a parameter “IID neighborhood” (IIDN)=x. This means that we store entries in the interval [250-x, 250+x]. <text:span text:style-name="T1">If x=5 that would be [245, 255]. If node 10 gets to know nodes which are not in this interval, we apply the same strategy we have applied so far. So we replace IDs until we get closer and closer to 250. However, if we find something in the neighborhood of 250, we always accept it, no matter if the ID is closer or further away from 250. For instance (for x=5), say we found 249. Hopefully we get the chance to talk to 249 so we know the latency. Later on we find 245 which is worse than 249 in terms of ID but we still accept it to replace the old value (249). However, we archive the 249 entry and it’s latency in a backup list. When we talk to 245 and realize that the latency of 245 is worse than 249, we switch back to 249. We do this for whichever node in the neighborhood that we find, so we would always keep a link to the node with the lowest latency in same neighborhood. </text:span></text:p>
      <text:p text:style-name="P8">Given the fact that the latency can change, we assign a validity time for the <text:span text:style-name="T2">latencies in the </text:span>backup list. <text:span text:style-name="T3">For example, after 100 messages sent to the same entry, restart scanning latencies. This means at each request choose a different entry in the backup list.</text:span></text:p>
      <text:p text:style-name="P6"/>
      <text:p text:style-name="P6"/>
      <text:p text:style-name="P2">Do we store physical neighbors? </text:p>
      <text:p text:style-name="P9">While logical neighbors are those nodes with close logical ID, we can consider also physical neighbors which are those with a low latency. We know the latency only after a connection is established. This means that physical neighbors can be selected by filtering the list of incoming connections. This list <text:span text:style-name="T4">would</text:span> have only one entry per PoP, <text:span text:style-name="T4">meaning that if node 100-5 is already present, node 100-34 will not be added. Moreover, nodes in the same PoP can share this list in a lazy way.</text:span></text:p>
      <text:p text:style-name="P9"/>
      <text:p text:style-name="P9"/>
      <text:p text:style-name="P3"><text:span text:style-name="T5">Koalaborative: asking randomly or specialization</text:span> </text:p>
      <text:p text:style-name="P12"><text:span text:style-name="T7">Random help</text:span><text:span text:style-name="T9">: So far koalaborative is implemented to ask a variable number of random nodes in the same PoP in case the ranking function for the best entry is below a threshold. Then, it waits for all the answers and decides to deliver to the best reply. </text:span><text:span text:style-name="T10"><text:s/></text:span></text:p>
      <text:p text:style-name="P10"><text:span text:style-name="T6">Specialization</text:span>: We have discussed also the option of specializing the nodes with respect to the PoPs. In this way, each node will be responsible for delivering the message to a set of PoPs. Thus, if a node needs to send a message to another node in a PoP for which it is not responsible, it will first deliver the message to the node responsible for this PoP. In addition, each node focuses on improving the latency with the PoPs they are responsible for.</text:p>
      <text:p text:style-name="P10"/>
      <text:p text:style-name="P10">Discussion: The first way might make it difficult to calculate the latency because the initial node will wait for the answers and we are not sure if they are simultaneous or arrive one after the other. The second way might be better in terms of performance. However, <text:span text:style-name="T8">it sacrifices </text:span>load-balancing and <text:span text:style-name="T8">reduces the relevance of the Kleinberg-based routing table and also our routing function.</text:span></text:p>
      <text:p text:style-name="P11"><text:soft-page-break/>Cedric’s opinion about the discussion:</text:p>
      <text:p text:style-name="P11">Threshold for both of them. Choosing specialization might be better but we keep the size of the routing table small so that a node responsible for a range of PoPs won’t know all these PoPs. <text:span text:style-name="T13">We use a magic number for the number of PoPs that a node should know from the range it is responsible f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8T17:34:20.137030103</dc:date>
    <meta:editing-duration>PT3H4M14S</meta:editing-duration>
    <meta:editing-cycles>7</meta:editing-cycles>
    <meta:generator>LibreOffice/5.1.6.2$Linux_X86_64 LibreOffice_project/10m0$Build-2</meta:generator>
    <meta:document-statistic meta:table-count="0" meta:image-count="0" meta:object-count="0" meta:page-count="2" meta:paragraph-count="22" meta:word-count="692" meta:character-count="3810" meta:non-whitespace-character-count="3135"/>
  </office:meta>
</office:document-meta>
</file>